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="Arrow" draw:marker-start-width="0.254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Arrow" draw:marker-start-width="0.254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Arrow" draw:marker-end-width="0.254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Arrow" draw:marker-start-width="0.25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gr23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9.169cm" svg:viewBox="0 0 3581 0" draw:points="0,0 2414,0 3581,0">
          <text:p/>
        </draw:polyline>
        <draw:polyline draw:style-name="gr2" draw:layer="layout" svg:width="3.58cm" svg:height="0cm" svg:x="11.925cm" svg:y="7.6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879cm" svg:height="6.19cm" svg:x="7.019cm" svg:y="2.955cm" svg:viewBox="0 0 1880 6191" draw:points="1880,6191 0,6191 0,0">
          <text:p/>
        </draw:polyline>
        <draw:polyline draw:style-name="gr14" draw:layer="layout" svg:width="2.082cm" svg:height="7.795cm" svg:x="6.816cm" svg:y="2.955cm" svg:viewBox="0 0 2083 7796" draw:points="2083,7796 0,7796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636cm" svg:height="7.111cm" svg:x="11.947cm" svg:y="2.981cm" svg:viewBox="0 0 2637 7112" draw:points="0,7112 2637,7112 2637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25cm" svg:height="4.088cm" svg:x="1.889cm" svg:y="2.27cm" svg:viewBox="0 0 3251 4089" draw:points="3251,0 491,0 491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093cm" svg:y="2.651cm">
          <text:p/>
        </draw:rect>
        <draw:connector draw:style-name="gr20" draw:layer="layout" draw:line-skew="-0.516cm -0.437cm" svg:x1="8.875cm" svg:y1="5.983cm" svg:x2="13.334cm" svg:y2="3.007cm" draw:start-shape="id1" draw:start-glue-point="3" draw:end-shape="id2" draw:end-glue-point="2" svg:d="M8875 5983h-1017v-1986h54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21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2.23cm" svg:height="9.219cm" svg:x="12.607cm" svg:y="2.981cm" svg:viewBox="0 0 2231 9220" draw:points="0,9220 2231,9195 2231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14" draw:layer="layout" svg:width="1.726cm" svg:height="1.46cm" svg:x="11.922cm" svg:y="2.955cm" svg:viewBox="0 0 1727 1461" draw:points="0,1448 1727,1461 1727,0">
          <text:p/>
        </draw:polyline>
        <draw:polyline draw:style-name="gr14" draw:layer="layout" svg:width="2.411cm" svg:height="5.892cm" svg:x="11.922cm" svg:y="2.981cm" svg:viewBox="0 0 2412 5893" draw:points="0,5893 2405,5893 2412,0">
          <text:p/>
        </draw:polyline>
        <draw:polyline draw:style-name="gr22" draw:layer="layout" svg:width="1.912cm" svg:height="4.851cm" svg:x="7.223cm" svg:y="2.955cm" svg:viewBox="0 0 1913 4852" draw:points="1913,4852 0,4852 0,0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2" draw:text-style-name="P3" draw:layer="layout" svg:width="1.88cm" svg:height="0.559cm" svg:x="17.13cm" svg:y="1.482cm">
          <text:p><text:span text:style-name="T3">MMIO</text:span></text:p>
        </draw:rect>
        <draw:polyline draw:style-name="gr21" draw:layer="layout" svg:width="2.437cm" svg:height="0.405cm" svg:x="15.605cm" svg:y="2.041cm" svg:viewBox="0 0 2438 406" draw:points="0,406 2438,406 2438,0">
          <text:p/>
        </draw:polyline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connector draw:style-name="gr18" draw:layer="layout" draw:line-skew="0.009cm 1.069cm -0.299cm" svg:x1="11.92cm" svg:y1="7.872cm" svg:x2="8.912cm" svg:y2="8.772cm" draw:start-shape="id14" draw:start-glue-point="1" draw:end-shape="id15" draw:end-glue-point="3" svg:d="M11920 7872h510v441h-4318v459h800">
          <text:p/>
        </draw:connector>
        <draw:rect draw:style-name="gr6" xml:id="id15" draw:id="id15" draw:layer="layout" svg:width="0.508cm" svg:height="0.254cm" svg:x="8.912cm" svg:y="8.645cm">
          <text:p/>
        </draw:rect>
        <draw:rect draw:style-name="gr6" xml:id="id14" draw:id="id14" draw:layer="layout" svg:width="0.508cm" svg:height="0.254cm" svg:x="11.412cm" svg:y="7.745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polyline draw:style-name="gr14" draw:layer="layout" svg:width="2.181cm" svg:height="4.393cm" svg:x="11.922cm" svg:y="2.981cm" svg:viewBox="0 0 2182 4394" draw:points="0,4394 2159,4394 2182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23" draw:text-style-name="P6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49M58S</meta:editing-duration>
    <meta:editing-cycles>195</meta:editing-cycles>
    <meta:generator>OpenOffice/4.1.6$Unix OpenOffice.org_project/416m1$Build-9790</meta:generator>
    <dc:date>2019-12-04T22:32:02</dc:date>
    <dc:creator>Francois Abel</dc:creator>
    <meta:printed-by>Francois Abel</meta:printed-by>
    <meta:print-date>2018-11-01T20:08:16.68</meta:print-date>
    <meta:document-statistic meta:object-count="88"/>
  </office:meta>
</office:document-meta>
</file>